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a6add"/>
    </style:style>
    <style:style style:name="P2" style:family="paragraph" style:parent-style-name="Standard">
      <style:text-properties officeooo:rsid="001a6add" officeooo:paragraph-rsid="001a6add"/>
    </style:style>
    <style:style style:name="P3" style:family="paragraph" style:parent-style-name="Standard">
      <style:text-properties officeooo:rsid="001a6add" officeooo:paragraph-rsid="001a7cc5"/>
    </style:style>
    <style:style style:name="P4" style:family="paragraph" style:parent-style-name="Standard">
      <style:text-properties officeooo:rsid="001a7cc5" officeooo:paragraph-rsid="001a7cc5"/>
    </style:style>
    <style:style style:name="P5" style:family="paragraph" style:parent-style-name="Standard">
      <style:text-properties officeooo:rsid="001e92f6" officeooo:paragraph-rsid="001e92f6"/>
    </style:style>
    <style:style style:name="P6" style:family="paragraph" style:parent-style-name="Standard">
      <style:text-properties officeooo:rsid="00277476" officeooo:paragraph-rsid="00277476"/>
    </style:style>
    <style:style style:name="P7" style:family="paragraph" style:parent-style-name="Standard">
      <style:text-properties style:text-underline-style="solid" style:text-underline-width="auto" style:text-underline-color="font-color" fo:font-weight="bold" officeooo:rsid="00277476" officeooo:paragraph-rsid="00277476" style:font-weight-asian="bold" style:font-weight-complex="bold"/>
    </style:style>
    <style:style style:name="P8" style:family="paragraph" style:parent-style-name="Standard">
      <style:text-properties officeooo:rsid="00279a0e" officeooo:paragraph-rsid="00279a0e"/>
    </style:style>
    <style:style style:name="P9" style:family="paragraph" style:parent-style-name="Standard">
      <style:text-properties officeooo:rsid="00279a0e" officeooo:paragraph-rsid="002e3a8b"/>
    </style:style>
    <style:style style:name="P10" style:family="paragraph" style:parent-style-name="Standard">
      <style:text-properties officeooo:rsid="00279a0e" officeooo:paragraph-rsid="002e6686"/>
    </style:style>
    <style:style style:name="P11" style:family="paragraph" style:parent-style-name="Standard">
      <style:text-properties officeooo:rsid="00282b9c" officeooo:paragraph-rsid="00282b9c"/>
    </style:style>
    <style:style style:name="P12" style:family="paragraph" style:parent-style-name="Standard">
      <style:text-properties officeooo:rsid="00282b9c" officeooo:paragraph-rsid="002e6686"/>
    </style:style>
    <style:style style:name="P13" style:family="paragraph" style:parent-style-name="Standard">
      <style:text-properties officeooo:rsid="0029fd1b" officeooo:paragraph-rsid="0029fd1b"/>
    </style:style>
    <style:style style:name="P14" style:family="paragraph" style:parent-style-name="Standard">
      <style:text-properties officeooo:rsid="0029fd1b" officeooo:paragraph-rsid="002e6686"/>
    </style:style>
    <style:style style:name="P15" style:family="paragraph" style:parent-style-name="Standard">
      <style:text-properties officeooo:rsid="002a0245" officeooo:paragraph-rsid="002a0245"/>
    </style:style>
    <style:style style:name="P16" style:family="paragraph" style:parent-style-name="Standard">
      <style:text-properties officeooo:rsid="002a0245" officeooo:paragraph-rsid="002e6686"/>
    </style:style>
    <style:style style:name="P17" style:family="paragraph" style:parent-style-name="Standard">
      <style:text-properties style:font-name="DejaVu Sans Mono" fo:font-size="10pt" officeooo:rsid="002a0245" officeooo:paragraph-rsid="0029fd1b" style:font-size-asian="10pt" style:font-size-complex="10pt"/>
    </style:style>
    <style:style style:name="P18" style:family="paragraph" style:parent-style-name="Standard">
      <style:text-properties style:font-name="DejaVu Sans Mono" fo:font-size="10pt" officeooo:rsid="002a0245" officeooo:paragraph-rsid="002e6686" style:font-size-asian="10pt" style:font-size-complex="10pt"/>
    </style:style>
    <style:style style:name="P19" style:family="paragraph" style:parent-style-name="Standard">
      <style:text-properties officeooo:rsid="002b1a63" officeooo:paragraph-rsid="002b1a63"/>
    </style:style>
    <style:style style:name="P20" style:family="paragraph" style:parent-style-name="Standard">
      <style:text-properties officeooo:rsid="002e6686" officeooo:paragraph-rsid="002e6686"/>
    </style:style>
    <style:style style:name="P21" style:family="paragraph" style:parent-style-name="Standard">
      <style:text-properties officeooo:paragraph-rsid="002e6686"/>
    </style:style>
    <style:style style:name="P22" style:family="paragraph" style:parent-style-name="Standard">
      <loext:graphic-properties draw:fill="none"/>
      <style:paragraph-properties fo:margin-left="0in" fo:margin-right="0in" fo:text-indent="0in" style:auto-text-indent="false" fo:background-color="transparent"/>
      <style:text-properties officeooo:rsid="001c0201" officeooo:paragraph-rsid="001c0201"/>
    </style:style>
    <style:style style:name="P23" style:family="paragraph" style:parent-style-name="Standard">
      <loext:graphic-properties draw:fill="none"/>
      <style:paragraph-properties fo:margin-left="0in" fo:margin-right="0in" fo:text-indent="0in" style:auto-text-indent="false" fo:background-color="transparent"/>
      <style:text-properties officeooo:rsid="001dd266" officeooo:paragraph-rsid="001dd266"/>
    </style:style>
    <style:style style:name="P24" style:family="paragraph" style:parent-style-name="Standard">
      <loext:graphic-properties draw:fill="none"/>
      <style:paragraph-properties fo:margin-left="0in" fo:margin-right="0in" fo:text-indent="0in" style:auto-text-indent="false" fo:background-color="transparent"/>
      <style:text-properties officeooo:rsid="0020ef2c" officeooo:paragraph-rsid="0020ef2c"/>
    </style:style>
    <style:style style:name="P25" style:family="paragraph" style:parent-style-name="Standard">
      <loext:graphic-properties draw:fill="none"/>
      <style:paragraph-properties fo:margin-left="0in" fo:margin-right="0in" fo:text-indent="0in" style:auto-text-indent="false" fo:background-color="transparent"/>
      <style:text-properties officeooo:rsid="001a6add" officeooo:paragraph-rsid="001c0201"/>
    </style:style>
    <style:style style:name="P26" style:family="paragraph" style:parent-style-name="Standard">
      <loext:graphic-properties draw:fill="none"/>
      <style:paragraph-properties fo:margin-left="0in" fo:margin-right="0in" fo:text-indent="0in" style:auto-text-indent="false" fo:background-color="transparent" fo:padding="0.0291in" fo:border-left="none" fo:border-right="none" fo:border-top="none" fo:border-bottom="0.06pt solid #000000" style:join-border="false"/>
      <style:text-properties officeooo:rsid="001c0201" officeooo:paragraph-rsid="001c0201"/>
    </style:style>
    <style:style style:name="P27" style:family="paragraph" style:parent-style-name="Standard">
      <style:paragraph-properties fo:padding="0.0291in" fo:border-left="none" fo:border-right="none" fo:border-top="none" fo:border-bottom="0.06pt solid #000000" style:join-border="false"/>
      <style:text-properties officeooo:rsid="001a6add" officeooo:paragraph-rsid="001a6add"/>
    </style:style>
    <style:style style:name="P28" style:family="paragraph" style:parent-style-name="Standard">
      <style:paragraph-properties fo:padding="0.0291in" fo:border-left="none" fo:border-right="none" fo:border-top="none" fo:border-bottom="0.06pt solid #000000" style:join-border="false"/>
      <style:text-properties officeooo:rsid="001a7cc5" officeooo:paragraph-rsid="001a7cc5"/>
    </style:style>
    <style:style style:name="P29" style:family="paragraph" style:parent-style-name="Standard">
      <style:paragraph-properties fo:padding="0.0291in" fo:border-left="none" fo:border-right="none" fo:border-top="none" fo:border-bottom="0.06pt solid #000000" style:join-border="false"/>
      <style:text-properties officeooo:rsid="002e6686" officeooo:paragraph-rsid="002e6686"/>
    </style:style>
    <style:style style:name="P30" style:family="paragraph" style:parent-style-name="Standard">
      <style:paragraph-properties fo:padding="0.0291in" fo:border-left="none" fo:border-right="none" fo:border-top="none" fo:border-bottom="0.06pt solid #000000" style:join-border="false"/>
      <style:text-properties officeooo:rsid="00279a0e" officeooo:paragraph-rsid="002e6686"/>
    </style:style>
    <style:style style:name="P3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c0201" officeooo:paragraph-rsid="001c0201"/>
    </style:style>
    <style:style style:name="P3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DejaVu Sans Mono" fo:font-size="10pt" officeooo:rsid="002a0245" officeooo:paragraph-rsid="002a0245" style:font-size-asian="10pt" style:font-size-complex="10pt"/>
    </style:style>
    <style:style style:name="P3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DejaVu Sans Mono" fo:font-size="10pt" officeooo:rsid="002a0245" officeooo:paragraph-rsid="002e6686" style:font-size-asian="10pt" style:font-size-complex="10pt"/>
    </style:style>
    <style:style style:name="P34" style:family="paragraph" style:parent-style-name="Standard">
      <loext:graphic-properties draw:fill="none"/>
      <style:paragraph-properties fo:margin-left="0.5in" fo:margin-right="0in" fo:text-indent="0in" style:auto-text-indent="false" fo:background-color="transparent"/>
      <style:text-properties style:font-name="DejaVu Sans Mono" fo:font-size="10pt" officeooo:rsid="002a0245" officeooo:paragraph-rsid="002a0245" style:font-size-asian="10pt" style:font-size-complex="10pt"/>
    </style:style>
    <style:style style:name="P35" style:family="paragraph" style:parent-style-name="Standard">
      <loext:graphic-properties draw:fill="none"/>
      <style:paragraph-properties fo:margin-left="0.5in" fo:margin-right="0in" fo:text-indent="0in" style:auto-text-indent="false" fo:background-color="transparent"/>
      <style:text-properties style:font-name="DejaVu Sans Mono" fo:font-size="10pt" officeooo:rsid="002a0245" officeooo:paragraph-rsid="002e6686" style:font-size-asian="10pt" style:font-size-complex="10pt"/>
    </style:style>
    <style:style style:name="P36"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paragraph-rsid="001f99df"/>
    </style:style>
    <style:style style:name="P37" style:family="paragraph" style:parent-style-name="Text_20_body">
      <loext:graphic-properties draw:fill="none"/>
      <style:paragraph-properties fo:margin-left="0.4925in" fo:margin-right="0in" fo:margin-top="0in" fo:margin-bottom="0.0972in" loext:contextual-spacing="false" fo:line-height="120%" fo:text-indent="0in" style:auto-text-indent="false" fo:background-color="transparent"/>
      <style:text-properties officeooo:rsid="001a6add" officeooo:paragraph-rsid="001f99df"/>
    </style:style>
    <style:style style:name="P38" style:family="paragraph" style:parent-style-name="Standard">
      <style:paragraph-properties fo:break-before="page"/>
      <style:text-properties officeooo:rsid="002b1a63" officeooo:paragraph-rsid="002b1a63"/>
    </style:style>
    <style:style style:name="P39" style:family="paragraph" style:parent-style-name="Standard">
      <style:paragraph-properties fo:break-before="page"/>
      <style:text-properties fo:font-size="18pt" officeooo:rsid="002e6686" officeooo:paragraph-rsid="002e6686" style:font-size-asian="18pt" style:font-size-complex="18pt"/>
    </style:style>
    <style:style style:name="P40" style:family="paragraph" style:parent-style-name="Text_20_body" style:list-style-name="L2">
      <loext:graphic-properties draw:fill="none"/>
      <style:paragraph-properties fo:margin-top="0in" fo:margin-bottom="0.0972in" loext:contextual-spacing="false" fo:line-height="120%" fo:background-color="transparent"/>
      <style:text-properties officeooo:paragraph-rsid="001f99df"/>
    </style:style>
    <style:style style:name="P41" style:family="paragraph" style:parent-style-name="Standard" style:list-style-name="L1">
      <style:text-properties officeooo:paragraph-rsid="001f99df"/>
    </style:style>
    <style:style style:name="P42" style:family="paragraph" style:parent-style-name="Standard">
      <style:text-properties officeooo:rsid="002c41ab" officeooo:paragraph-rsid="002e3a8b"/>
    </style:style>
    <style:style style:name="P43" style:family="paragraph" style:parent-style-name="Standard">
      <style:text-properties style:font-name="Liberation Serif" fo:font-size="12pt" officeooo:rsid="002e6686" officeooo:paragraph-rsid="00304eca" style:font-size-asian="12pt" style:font-size-complex="12pt"/>
    </style:style>
    <style:style style:name="P44" style:family="paragraph" style:parent-style-name="Standard">
      <style:text-properties officeooo:rsid="002e6686" officeooo:paragraph-rsid="002e6686"/>
    </style:style>
    <style:style style:name="P45" style:family="paragraph" style:parent-style-name="Standard">
      <style:text-properties officeooo:rsid="00326479" officeooo:paragraph-rsid="00326479" fo:background-color="#ffff00"/>
    </style:style>
    <style:style style:name="T1" style:family="text">
      <style:text-properties officeooo:rsid="001a6add"/>
    </style:style>
    <style:style style:name="T2" style:family="text">
      <style:text-properties fo:font-weight="bold" style:font-weight-asian="bold" style:font-weight-complex="bold"/>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weight="bold" style:font-size-asian="12pt" style:font-weight-asian="bold" style:font-size-complex="12pt" style:font-weight-complex="bold"/>
    </style:style>
    <style:style style:name="T5" style:family="text">
      <style:text-properties officeooo:rsid="001a7cc5"/>
    </style:style>
    <style:style style:name="T6" style:family="text">
      <style:text-properties fo:color="#646464" style:text-line-through-style="none" style:text-line-through-type="none" style:text-underline-style="none" fo:font-weight="bold" officeooo:rsid="001a6add" style:text-blinking="false" fo:background-color="transparent" loext:char-shading-value="0" loext:padding="0in" loext:border="none"/>
    </style:style>
    <style:style style:name="T7" style:family="text">
      <style:text-properties fo:color="#919191" style:text-line-through-style="none" style:text-line-through-type="none" style:text-underline-style="none" style:text-blinking="false" fo:background-color="transparent" loext:char-shading-value="0"/>
    </style:style>
    <style:style style:name="T8" style:family="text">
      <style:text-properties officeooo:rsid="002a0245"/>
    </style:style>
    <style:style style:name="T9" style:family="text">
      <style:text-properties style:font-name="DejaVu Sans Mono" fo:font-size="10pt" officeooo:rsid="002a0245" style:font-size-asian="10pt" style:font-size-complex="10pt"/>
    </style:style>
    <style:style style:name="T10" style:family="text">
      <style:text-properties style:font-name="DejaVu Sans Mono" fo:font-size="10pt" officeooo:rsid="003f7de2" style:font-size-asian="10pt" style:font-size-complex="10pt"/>
    </style:style>
    <style:style style:name="T11" style:family="text">
      <style:text-properties officeooo:rsid="002b1a63"/>
    </style:style>
    <style:style style:name="T12" style:family="text">
      <style:text-properties officeooo:rsid="002e3a8b"/>
    </style:style>
    <style:style style:name="T13" style:family="text">
      <style:text-properties officeooo:rsid="002e6686"/>
    </style:style>
    <style:style style:name="T14" style:family="text">
      <style:text-properties officeooo:rsid="00303ec2"/>
    </style:style>
    <style:style style:name="T15" style:family="text">
      <style:text-properties officeooo:rsid="00304eca"/>
    </style:style>
    <style:style style:name="T16" style:family="text">
      <style:text-properties officeooo:rsid="00399120"/>
    </style:style>
    <style:style style:name="T17" style:family="text">
      <style:text-properties officeooo:rsid="003a25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ny old tutorials on <text:span text:style-name="T1">using sublime text for C++ development, some working with openFrameworks in particular:</text:span></text:p>
      <text:p text:style-name="Standard"><text:span text:style-name="Strong_20_Emphasis"><text:span text:style-name="T3"/></text:span></text:p>
      <text:list xml:id="list960639639732757119" text:style-name="L1">
        <text:list-item>
          <text:p text:style-name="P41"><text:a xlink:type="simple" xlink:href="https://github.com/jmwohl/sfpc/blob/master/C%2B%2B/Using%20Sublime%20for%20C%2B%2B%20and%20openFrameworks.md" text:style-name="Internet_20_link" text:visited-style-name="Visited_20_Internet_20_Link">https://github.com/jmwohl/sfpc/blob/master/C%2B%2B/Using%20Sublime%20for%20C%2B%2B%20and%20openFrameworks.md</text:a><text:tab/><text:tab/><text:tab/><text:tab/><text:tab/><text:tab/>Oct 11, 2013</text:p>
          <text:p text:style-name="P41"><text:a xlink:type="simple" xlink:href="https://github.com/jmwohl/sfpc" text:style-name="Internet_20_link" text:visited-style-name="Visited_20_Internet_20_Link"><text:span text:style-name="T4">sfpc</text:span></text:a><text:span text:style-name="T4">/</text:span><text:a xlink:type="simple" xlink:href="https://github.com/jmwohl/sfpc/tree/master/C%2B%2B" text:style-name="Internet_20_link" text:visited-style-name="Visited_20_Internet_20_Link"><text:span text:style-name="T4">C++</text:span></text:a><text:span text:style-name="T4">/</text:span><text:span text:style-name="Strong_20_Emphasis"><text:span text:style-name="T3">Using Sublime for C++ and openFrameworks.md<text:line-break/><text:tab/></text:span></text:span><text:span text:style-name="T2">Using Sublime for C++ and openFrameworks</text:span></text:p>
          <text:list>
            <text:list-item>
              <text:list>
                <text:list-header>
                  <text:p text:style-name="P41">SublimeClang<text:line-break/></text:p>
                </text:list-header>
              </text:list>
            </text:list-item>
          </text:list>
        </text:list-item>
        <text:list-item>
          <text:p text:style-name="P41"><text:a xlink:type="simple" xlink:href="http://justinfx.com/2016/04/17/sublimetext-editor-and-clang/" text:style-name="Internet_20_link" text:visited-style-name="Visited_20_Internet_20_Link">http://justinfx.com/2016/04/17/sublimetext-editor-and-clang/</text:a><text:tab/><text:tab/><text:tab/>Apr 17, 2016</text:p>
          <text:p text:style-name="P41">Sublime Text and Clang<text:line-break/>by Justin Israel<text:line-break/><text:tab/>uses plugin: Clang-Complete<text:line-break/></text:p>
        </text:list-item>
        <text:list-item>
          <text:p text:style-name="P41"><text:a xlink:type="simple" xlink:href="http://nickhudspeth.com/sublime-text-and-openframeworks-on-linux/" text:style-name="Internet_20_link" text:visited-style-name="Visited_20_Internet_20_Link"><text:span text:style-name="T1">http://nickhudspeth.com/sublime-text-and-openframeworks-on-linux/</text:span></text:a><text:span text:style-name="T1"><text:tab/><text:tab/>2 years ago <text:line-break/><text:tab/><text:tab/><text:tab/><text:tab/><text:tab/><text:tab/><text:tab/><text:tab/><text:tab/><text:tab/><text:tab/>(aka 2015)<text:line-break/>openframeworks, linux, sublime text<text:line-break/>ST3<text:line-break/><text:tab/>plugin: stprojectmaker<text:line-break/><text:tab/>plugin: sublimeclang<text:line-break/></text:span></text:p>
        </text:list-item>
        <text:list-item>
          <text:p text:style-name="P41"><text:a xlink:type="simple" xlink:href="https://forum.openframeworks.cc/t/openframeworks-and-sublime-2/11118/51" text:style-name="Internet_20_link" text:visited-style-name="Visited_20_Internet_20_Link"><text:span text:style-name="T1">https://forum.openframeworks.cc/t/openframeworks-and-sublime-2/11118/51</text:span></text:a><text:span text:style-name="T1"><text:tab/>July 2015<text:line-break/></text:span><text:a xlink:type="simple" xlink:href="https://forum.openframeworks.cc/users/bilderbuchi" text:style-name="Internet_20_link" text:visited-style-name="Visited_20_Internet_20_Link">bilderbuchi</text:a><text:span text:style-name="T6"><text:line-break/></text:span><text:a xlink:type="simple" xlink:href="https://forum.openframeworks.cc/t/openframeworks-and-sublime-2/11118/21" text:style-name="Internet_20_link" text:visited-style-name="Visited_20_Internet_20_Link"><text:span text:style-name="T7">Jan '13</text:span></text:a></text:p>
        </text:list-item>
      </text:list>
      <text:p text:style-name="P36">personally, I stopped using it. After trying it over the course of 2 weeks, I didn't really feel sublime using it, and went back to Eclipse.</text:p>
      <text:p text:style-name="P37">Openframeworks, Sublime2<text:line-break/><text:tab/>plugin: STProjectMaker<text:line-break/></text:p>
      <text:list xml:id="list6264521625854678530" text:style-name="L2">
        <text:list-item>
          <text:p text:style-name="P40"><text:a xlink:type="simple" xlink:href="https://forum.sublimetext.com/t/what-are-you-using-for-c-c-intellisense-autocomplete/11306/4" text:style-name="Internet_20_link" text:visited-style-name="Visited_20_Internet_20_Link">https://forum.sublimetext.com/t/what-are-you-using-for-c-c-intellisense-autocomplete/11306/4</text:a><text:line-break/><text:a xlink:type="simple" xlink:href="https://forum.sublimetext.com/t/install-sublimeclang-on-st3-windows/11081" text:style-name="Internet_20_link" text:visited-style-name="Visited_20_Internet_20_Link">https://forum.sublimetext.com/t/install-sublimeclang-on-st3-windows/11081</text:a><text:tab/><text:span text:style-name="T1">Sep 2013<text:line-break/>Uses SublimeClang and ST3</text:span></text:p>
        </text:list-item>
        <text:list-item>
          <text:p text:style-name="P40"><text:a xlink:type="simple" xlink:href="https://chromium.googlesource.com/chromium/src/+/master/docs/linux_sublime_dev.md" text:style-name="Internet_20_link" text:visited-style-name="Visited_20_Internet_20_Link"><text:span text:style-name="T1">https://chromium.googlesource.com/chromium/src/+/master/docs/linux_sublime_dev.md</text:span></text:a><text:span text:style-name="T1"><text:line-break/><text:tab/><text:tab/><text:tab/><text:tab/><text:tab/><text:tab/><text:tab/><text:tab/><text:tab/><text:tab/><text:tab/>2 months ago<text:tab/><text:tab/><text:tab/><text:tab/><text:tab/><text:tab/><text:tab/><text:tab/><text:tab/><text:tab/><text:tab/>aka 2017 / late 2016<text:line-break/>Google recommends SublimeClang</text:span></text:p>
        </text:list-item>
      </text:list>
      <text:p text:style-name="P27"/>
      <text:p text:style-name="P2"/>
      <text:p text:style-name="P2"/>
      <text:p text:style-name="P2">Most of these use SublimeClang, but Clang-Complete is also mentioned.</text:p>
      <text:p text:style-name="P2"/>
      <text:p text:style-name="P2"/>
      <text:p text:style-name="P2"/>
      <text:p text:style-name="P2"/>
      <text:p text:style-name="P2"><text:soft-page-break/>I have found the following sublime text 3 plugins that deal with C++ auto completion / intellisense:</text:p>
      <text:p text:style-name="P2"/>
      <text:p text:style-name="P2">ClangAutoComplete<text:tab/><text:tab/><text:span text:style-name="T5">old. Recommends you use</text:span> EasyClangComplete instead</text:p>
      <text:p text:style-name="P2"><text:tab/><text:tab/><text:tab/><text:tab/><text:span text:style-name="T5">uses a list of header paths in the sublime project.</text:span></text:p>
      <text:p text:style-name="P2"><text:tab/><text:tab/><text:tab/><text:tab/></text:p>
      <text:p text:style-name="P1">EasyClangComplete<text:tab/><text:tab/>modern</text:p>
      <text:p text:style-name="Standard"><text:tab/><text:tab/><text:tab/><text:tab/>Clang database file: compile_commands.json</text:p>
      <text:p text:style-name="P2"/>
      <text:p text:style-name="P3">Clang-Complete<text:tab/><text:tab/><text:span text:style-name="T5">modern</text:span></text:p>
      <text:p text:style-name="P4"><text:tab/><text:tab/><text:tab/><text:tab/>uses a list of header paths in the sublime project.</text:p>
      <text:p text:style-name="P3"><text:tab/><text:tab/><text:tab/><text:tab/><text:span text:style-name="T5">(cc_include_options)</text:span></text:p>
      <text:p text:style-name="P2"/>
      <text:p text:style-name="P4">SublimeClang<text:tab/><text:tab/><text:tab/>old. Github page says “discontinued”</text:p>
      <text:p text:style-name="P4"><text:tab/><text:tab/><text:tab/><text:tab/><text:a xlink:type="simple" xlink:href="https://github.com/quarnster/SublimeClang" text:style-name="Internet_20_link" text:visited-style-name="Visited_20_Internet_20_Link">https://github.com/quarnster/SublimeClang</text:a></text:p>
      <text:p text:style-name="P4"><text:tab/><text:tab/><text:tab/><text:tab/>Maintainer seems to have a new project called “completion”</text:p>
      <text:p text:style-name="P28"/>
      <text:p text:style-name="P4"/>
      <text:p text:style-name="P4"/>
      <text:p text:style-name="P4">It certainly seems like using Clang is the way things are done.</text:p>
      <text:p text:style-name="P31">(I saw some comment while searching about “clang fu” and “python” something something for doing this sort of stuff with sublime?)</text:p>
      <text:p text:style-name="P22"/>
      <text:p text:style-name="P22">But the old ones aren’t working for me.</text:p>
      <text:p text:style-name="P31">SublimeClang can’t even be installed through Package Manager any more, and doesn’t seem to be working right. I put the paths in, but it doesn’t seem to be reading my headers. It highlights errors nicely, but everything is coming back an error.</text:p>
      <text:p text:style-name="P22"/>
      <text:p text:style-name="P23">So need to use EasyClangComplete.</text:p>
      <text:p text:style-name="P23">But what is this database file?</text:p>
      <text:p text:style-name="P24"/>
      <text:p text:style-name="P23">Spec doesn’t really explain<text:tab/><text:tab/><text:a xlink:type="simple" xlink:href="http://clang.llvm.org/docs/JSONCompilationDatabase.html" text:style-name="Internet_20_link" text:visited-style-name="Visited_20_Internet_20_Link">http://clang.llvm.org/docs/JSONCompilationDatabase.html</text:a></text:p>
      <text:p text:style-name="P23">A better format on the same data<text:tab/><text:a xlink:type="simple" xlink:href="https://sarcasm.github.io/notes/dev/compilation-database.html" text:style-name="Internet_20_link" text:visited-style-name="Visited_20_Internet_20_Link">https://sarcasm.github.io/notes/dev/compilation-database.html</text:a></text:p>
      <text:p text:style-name="P23"/>
      <text:p text:style-name="P23"/>
      <text:p text:style-name="P23"><text:a xlink:type="simple" xlink:href="http://eli.thegreenplace.net/2014/05/21/compilation-databases-for-clang-based-tools" text:style-name="Internet_20_link" text:visited-style-name="Visited_20_Internet_20_Link">http://eli.thegreenplace.net/2014/05/21/compilation-databases-for-clang-based-tools</text:a></text:p>
      <text:p text:style-name="P23">This source explains that the database file basically tells clang how to build C / C++ files into their compiled outputs. It contains both source dependencies, and linker flags, as the LLVM backend to Clang mixes what was classically two phases into one phase.</text:p>
      <text:p text:style-name="P23"/>
      <text:p text:style-name="P23">It appears that CMake can generate the necessary database (but oF doesn’t use CMake)</text:p>
      <text:p text:style-name="P23"/>
      <text:p text:style-name="P23">But it seems there should be support out there for “legacy systems” by compiling up a new plugin to Clang, that matches up with your legacy codebase.</text:p>
      <text:p text:style-name="P23"/>
      <text:p text:style-name="P23">This seems excessive for my use case, so I’ll look into existing tools.</text:p>
      <text:p text:style-name="P23">Not turning up anything ruby-specific though. Probably too narrow a use-case.</text:p>
      <text:p text:style-name="P26"/>
      <text:p text:style-name="P25"/>
      <text:p text:style-name="P5"><text:soft-page-break/>Searching google for “makefile clang database” reveals...</text:p>
      <text:p text:style-name="P4"/>
      <text:p text:style-name="P5"><text:a xlink:type="simple" xlink:href="https://github.com/rizsotto/Bear" text:style-name="Internet_20_link" text:visited-style-name="Visited_20_Internet_20_Link">https://github.com/rizsotto/Bear</text:a></text:p>
      <text:p text:style-name="P4">Bear: a tool for generating Clang database files from projects that use Makefiles.</text:p>
      <text:p text:style-name="P4"/>
      <text:p text:style-name="P7">2/16/2017</text:p>
      <text:p text:style-name="P4"/>
      <text:p text:style-name="P6">Seems like Bear exists in the ubuntu repository, so no need to install anything else. Just do:</text:p>
      <text:p text:style-name="P6"><text:tab/>sudo apt install bear</text:p>
      <text:p text:style-name="P6">and there you go.</text:p>
      <text:p text:style-name="P6"/>
      <text:p text:style-name="P8"><text:span text:style-name="T11">I made a </text:span>Rakefile task called</text:p>
      <text:p text:style-name="P8"><text:tab/>generate_clang_symbols</text:p>
      <text:p text:style-name="P8">will generate the clang symbol database.</text:p>
      <text:p text:style-name="P8"/>
      <text:p text:style-name="P42"><text:tab/>really all you need to do is run `bear make` on the relevant makefile for your project</text:p>
      <text:p text:style-name="P9"><text:tab/><text:span text:style-name="T12">(src: </text:span><text:a xlink:type="simple" xlink:href="https://github.com/rizsotto/Bear" text:style-name="Internet_20_link" text:visited-style-name="Visited_20_Internet_20_Link"><text:span text:style-name="T12">https://github.com/rizsotto/Bear</text:span></text:a><text:span text:style-name="T12">)</text:span></text:p>
      <text:p text:style-name="P8"/>
      <text:p text:style-name="P8"/>
      <text:p text:style-name="P8">Use EasyClangComplete, and it should pick up on the symbol database automatically.</text:p>
      <text:p text:style-name="P11">(having a few problems with autocomplete actually triggering, though)</text:p>
      <text:p text:style-name="P11"/>
      <text:p text:style-name="P11"/>
      <text:p text:style-name="P13">You may need to add some autocomplete triggers in the general settings of Sublime to get autocomplete to trigger correctly.</text:p>
      <text:p text:style-name="P13"/>
      <text:p text:style-name="P15">Your EasyClangComplete settings should have a section like this:</text:p>
      <text:p text:style-name="P32">// triggers for auto-completion</text:p>
      <text:p text:style-name="P34">"triggers" : [ ".", "-&gt;", "::"],</text:p>
      <text:p text:style-name="P13"/>
      <text:p text:style-name="P13">Your settings should have a section like this:</text:p>
      <text:p text:style-name="P13"><text:tab/><text:span text:style-name="T9">"auto_complete_triggers":</text:span></text:p>
      <text:p text:style-name="P17"><text:tab/>[</text:p>
      <text:p text:style-name="P17"><text:tab/><text:tab/>{</text:p>
      <text:p text:style-name="P17"><text:tab/><text:tab/><text:tab/>"characters": "&lt;",</text:p>
      <text:p text:style-name="P17"><text:tab/><text:tab/><text:tab/>"selector": "text.html"</text:p>
      <text:p text:style-name="P17"><text:tab/><text:tab/>},</text:p>
      <text:p text:style-name="P17"><text:tab/><text:tab/>{</text:p>
      <text:p text:style-name="P17"><text:tab/><text:tab/><text:tab/>"characters": ".",</text:p>
      <text:p text:style-name="P17"><text:tab/><text:tab/><text:tab/>"selector": "source.c++"</text:p>
      <text:p text:style-name="P17"><text:tab/><text:tab/>},</text:p>
      <text:p text:style-name="P17"><text:tab/><text:tab/>{</text:p>
      <text:p text:style-name="P17"><text:tab/><text:tab/><text:tab/>"characters": "-&gt;",</text:p>
      <text:p text:style-name="P17"><text:tab/><text:tab/><text:tab/>"selector": "source.c++"</text:p>
      <text:p text:style-name="P17"><text:tab/><text:tab/>},</text:p>
      <text:p text:style-name="P17"><text:tab/><text:tab/>{</text:p>
      <text:p text:style-name="P17"><text:tab/><text:tab/><text:tab/>"characters": "::",</text:p>
      <text:p text:style-name="P17"><text:tab/><text:tab/><text:tab/>"selector": "source.c++"</text:p>
      <text:p text:style-name="P17"><text:tab/><text:tab/>}</text:p>
      <text:p text:style-name="P17"><text:tab/>],</text:p>
      <text:p text:style-name="P17"/>
      <text:p text:style-name="Standard"><text:soft-page-break/>Not<text:span text:style-name="T8">ice that the EasyClangComplete settings are in an array, while each auto complete trigger in the general settings has to be on a separate line. At least, that’s the only way I could get it to work.</text:span></text:p>
      <text:p text:style-name="Standard"/>
      <text:p text:style-name="P15">Here’s a link to the Sublime Text 3 docs, as I seem to have a hard time getting there from Google:</text:p>
      <text:p text:style-name="P15"><text:a xlink:type="simple" xlink:href="https://www.sublimetext.com/docs/3/index.html" text:style-name="Internet_20_link" text:visited-style-name="Visited_20_Internet_20_Link">https://www.sublimetext.com/docs/3/index.html</text:a></text:p>
      <text:p text:style-name="P15">(This has the technical explanations / syntax, not just an overview)</text:p>
      <text:p text:style-name="P15"/>
      <text:p text:style-name="P15"/>
      <text:p text:style-name="P15">Here is the site that google often links you to:</text:p>
      <text:p text:style-name="P15"><text:a xlink:type="simple" xlink:href="http://docs.sublimetext.info/en/latest/customization/settings.html#types-of-settings" text:style-name="Internet_20_link" text:visited-style-name="Visited_20_Internet_20_Link">http://docs.sublimetext.info/en/latest/customization/settings.html#types-of-settings</text:a></text:p>
      <text:p text:style-name="P15"/>
      <text:p text:style-name="P15"><text:tab/>^ I just noticed that says “unofficial documentation,” so maybe that’s my problem?</text:p>
      <text:p text:style-name="P39">Synthesis</text:p>
      <text:p text:style-name="P20"/>
      <text:p text:style-name="P20">To get proper auto-complete (Visual Studio calls it “intellesense”) in Sublime Text 3 for C++ while working with openFrameworks, and Rice you will need a couple things:</text:p>
      <text:p text:style-name="P20"/>
      <text:p text:style-name="P20">Two libraries / build tools (install from the Ubuntu repository as normal):</text:p>
      <text:p text:style-name="P20"/>
      <text:p text:style-name="P20"><text:tab/>clang</text:p>
      <text:p text:style-name="P20"><text:tab/>bear</text:p>
      <text:p text:style-name="P20"/>
      <text:p text:style-name="P20">…and a Sublime Text plugin (install through Package Control)</text:p>
      <text:p text:style-name="P20"/>
      <text:p text:style-name="P20"><text:tab/>EasySublimeClang</text:p>
      <text:p text:style-name="P29"/>
      <text:p text:style-name="P20"/>
      <text:p text:style-name="P45">First, install clang and bear.</text:p>
      <text:p text:style-name="P20"/>
      <text:p text:style-name="P20">This does not require you to use Clang to compile. I think this is because Clang is GCC compatible?</text:p>
      <text:p text:style-name="P20">(Forgot where I read that, but I did read it somewhere)<text:line-break/><text:line-break/>Clang is a C/C++ tool that can replace both the compiler and linker of GCC. It can also perform static analysis, if you give it the same information you would pass to the compiler and linker.</text:p>
      <text:p text:style-name="P20"/>
      <text:p text:style-name="P21"><text:span text:style-name="T13">To do this, EasySublimeClang relies on a file called </text:span><text:span text:style-name="T9">compile_commands.json</text:span></text:p>
      <text:p text:style-name="P20"><text:span text:style-name="T3">This is a “clang database file” which holds the aforementioned compiler / linker info.<text:line-break/>Bear generates this data, by inspecting what </text:span><text:span text:style-name="T9">make</text:span><text:span text:style-name="T3"> is doing.</text:span></text:p>
      <text:p text:style-name="Standard"><text:span text:style-name="T3"><text:line-break/></text:span><text:span text:style-name="T2">The rake task that generates the c-extension library will automatically generate the clang DB as necessary.</text:span></text:p>
      <text:p text:style-name="P20"/>
      <text:p text:style-name="P20"/>
      <text:p text:style-name="P30"/>
      <text:p text:style-name="P10"/>
      <text:p text:style-name="P20">Now, <text:span text:style-name="T14">install EasyClangComplete, and it should pick up on the symbol database automatically. As it is hooking into the ruby-level build process, you should be able to get auto-completion for both oF and Rice.</text:span></text:p>
      <text:p text:style-name="P12"/>
      <text:p text:style-name="P14">You may need to add some autocomplete triggers in the general settings of Sublime to get autocomplete to trigger correctly.</text:p>
      <text:p text:style-name="P14"/>
      <text:p text:style-name="P16">Your EasyClangComplete settings should have a section like this:</text:p>
      <text:p text:style-name="P33">// triggers for auto-completion</text:p>
      <text:p text:style-name="P35">"triggers" : [ ".", "-&gt;", "::"],</text:p>
      <text:p text:style-name="P14"/>
      <text:p text:style-name="P14"><text:span text:style-name="T15">You need to make sure your autocomplete triggers section in your general settings matches up with that. When you’re done, y</text:span>our settings should have a section like this:</text:p>
      <text:p text:style-name="P14"/>
      <text:p text:style-name="P14"/>
      <text:p text:style-name="P14"><text:soft-page-break/><text:tab/><text:span text:style-name="T9">"auto_complete_triggers":</text:span></text:p>
      <text:p text:style-name="P18"><text:tab/>[</text:p>
      <text:p text:style-name="P18"><text:tab/><text:tab/>{</text:p>
      <text:p text:style-name="P18"><text:tab/><text:tab/><text:tab/>"characters": "&lt;",</text:p>
      <text:p text:style-name="P18"><text:tab/><text:tab/><text:tab/>"selector": "text.html"</text:p>
      <text:p text:style-name="P18"><text:tab/><text:tab/>},</text:p>
      <text:p text:style-name="P18"><text:tab/><text:tab/>{</text:p>
      <text:p text:style-name="P18"><text:tab/><text:tab/><text:tab/>"characters": ".",</text:p>
      <text:p text:style-name="P18"><text:tab/><text:tab/><text:tab/>"selector": "source.c++"</text:p>
      <text:p text:style-name="P18"><text:tab/><text:tab/>},</text:p>
      <text:p text:style-name="P18"><text:tab/><text:tab/>{</text:p>
      <text:p text:style-name="P18"><text:tab/><text:tab/><text:tab/>"characters": "-&gt;",</text:p>
      <text:p text:style-name="P18"><text:tab/><text:tab/><text:tab/>"selector": "source.c++"</text:p>
      <text:p text:style-name="P18"><text:tab/><text:tab/>},</text:p>
      <text:p text:style-name="P18"><text:tab/><text:tab/>{</text:p>
      <text:p text:style-name="P18"><text:tab/><text:tab/><text:tab/>"characters": "::",</text:p>
      <text:p text:style-name="P18"><text:tab/><text:tab/><text:tab/>"selector": "source.c++"</text:p>
      <text:p text:style-name="P18"><text:tab/><text:tab/>}</text:p>
      <text:p text:style-name="P18"><text:tab/>],</text:p>
      <text:p text:style-name="P18"/>
      <text:p text:style-name="P21">Not<text:span text:style-name="T8">ice that the EasyClangComplete settings are in an array, while each auto complete trigger in the general settings has to be on a separate line. At least, that’s the only way I could get it to work.</text:span></text:p>
      <text:p text:style-name="P38">Synthesi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TakaoPGothic" style:font-family-asian="TakaoPGothi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Regular" style:font-family-asian="'Noto Sans Mono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2-12T16:08:38.479687609</meta:creation-date>
    <dc:date>2017-06-30T16:26:48.768684111</dc:date>
    <dc:creator>Jason Ko</dc:creator>
    <meta:editing-duration>PT4H33M10S</meta:editing-duration>
    <meta:editing-cycles>34</meta:editing-cycles>
    <meta:generator>LibreOffice/5.1.6.2$Linux_X86_64 LibreOffice_project/10m0$Build-2</meta:generator>
    <meta:document-statistic meta:table-count="0" meta:image-count="0" meta:object-count="0" meta:page-count="7" meta:paragraph-count="124" meta:word-count="1030" meta:character-count="7393" meta:non-whitespace-character-count="6315"/>
  </office:meta>
</office:document-meta>
</file>